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7799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US" style:font-name-asian="Noto Sans CJK SC"/>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Default"/>
        <table:table-column table:style-name="co2" table:default-cell-style-name="ce1"/>
        <table:table-column table:style-name="co2" table:number-columns-repeated="4" table:default-cell-style-name="Default"/>
        <table:table-row table:style-name="ro1">
          <table:table-cell office:value-type="string" calcext:value-type="string">
            <text:p>State Museum of Applied Arts of Uzbekistan</text:p>
          </table:table-cell>
          <table:table-cell table:style-name="Default" office:value-type="string" calcext:value-type="string">
            <text:p>The museum contains over 4,000 exhibits on decorative art in Uzbekistan, including wood carving, ceramics, <text:s/>jewelry etc. 5 Rakatboshi ko'chasi, Tashkent 100031",71 256 28 58. 25000 som. Dayoff Monday</text:p>
          </table:table-cell>
          <table:table-cell office:value-type="string" calcext:value-type="string">
            <text:p>09:00–18:00</text:p>
          </table:table-cell>
          <table:table-cell office:value-type="string" calcext:value-type="string">
            <text:p>https://maps.app.goo.gl/F6XKEmbZ3nBvvkVb9</text:p>
          </table:table-cell>
          <table:table-cell office:value-type="float" office:value="41.3013911018026" calcext:value-type="float">
            <text:p>41.3013911018026</text:p>
          </table:table-cell>
          <table:table-cell office:value-type="float" office:value="69.259191352113" calcext:value-type="float">
            <text:p>69.259191352113</text:p>
          </table:table-cell>
        </table:table-row>
        <table:table-row table:style-name="ro1">
          <table:table-cell office:value-type="string" calcext:value-type="string">
            <text:p>Museum of Arts of Uzbekistan</text:p>
          </table:table-cell>
          <table:table-cell office:value-type="string" calcext:value-type="string">
            <text:p>The largest state art museum in Uzbekistan. Its permanent collection contains more than several thousands works, divided among four curatorial departments.</text:p>
          </table:table-cell>
          <table:table-cell office:value-type="string" calcext:value-type="string">
            <text:p>09:00–18:00</text:p>
          </table:table-cell>
          <table:table-cell office:value-type="string" calcext:value-type="string">
            <text:p>https://maps.app.goo.gl/A1MTgFhj2yjjwjcj9</text:p>
          </table:table-cell>
          <table:table-cell office:value-type="float" office:value="41.3028905771431" calcext:value-type="float">
            <text:p>41.3028905771431</text:p>
          </table:table-cell>
          <table:table-cell office:value-type="float" office:value="69.2777892" calcext:value-type="float">
            <text:p>69.2777892</text:p>
          </table:table-cell>
        </table:table-row>
        <table:table-row table:style-name="ro1">
          <table:table-cell office:value-type="string" calcext:value-type="string">
            <text:p>State Museum of the history of Uzbekistan</text:p>
          </table:table-cell>
          <table:table-cell office:value-type="string" calcext:value-type="string">
            <text:p>Oʻzbekiston tarixi davlat muzeyi previously known as the National Museum of Turkestan, was founded in 1876. It is located in Tashkent. The highlight of the museum is a very well preserved alabaster Buddha relief found from Fayaz Tepe in Termez.</text:p>
          </table:table-cell>
          <table:table-cell office:value-type="string" calcext:value-type="string">
            <text:p>10:00–17:00</text:p>
          </table:table-cell>
          <table:table-cell office:value-type="string" calcext:value-type="string">
            <text:p>https://maps.app.goo.gl/HiKe8iSct76n3rQM9</text:p>
          </table:table-cell>
          <table:table-cell office:value-type="float" office:value="41.311403" calcext:value-type="float">
            <text:p>41.311403</text:p>
          </table:table-cell>
          <table:table-cell office:value-type="float" office:value="69.269362" calcext:value-type="float">
            <text:p>69.269362</text:p>
          </table:table-cell>
        </table:table-row>
        <table:table-row table:style-name="ro1">
          <table:table-cell office:value-type="string" calcext:value-type="string">
            <text:p>Museum of Victims of Political Repression</text:p>
          </table:table-cell>
          <table:table-cell office:value-type="string" calcext:value-type="string">
            <text:p>This museum tells the history of Uzbekistan during the time of the Soviet Union, in particular that of the people killed by the Soviet government at that time.</text:p>
          </table:table-cell>
          <table:table-cell office:value-type="string" calcext:value-type="string">
            <text:p>09:00–17:00</text:p>
          </table:table-cell>
          <table:table-cell office:value-type="string" calcext:value-type="string">
            <text:p>https://maps.app.goo.gl/9xn6y4nKMKhcPQav5</text:p>
          </table:table-cell>
          <table:table-cell office:value-type="float" office:value="41.3467794034923" calcext:value-type="float">
            <text:p>41.3467794034923</text:p>
          </table:table-cell>
          <table:table-cell office:value-type="float" office:value="69.2881808640152" calcext:value-type="float">
            <text:p>69.2881808640152</text:p>
          </table:table-cell>
        </table:table-row>
        <table:table-row table:style-name="ro1">
          <table:table-cell office:value-type="string" calcext:value-type="string">
            <text:p>State Museum of Timurids History</text:p>
          </table:table-cell>
          <table:table-cell office:value-type="string" calcext:value-type="string">
            <text:p>The museum opened in 1996, and is dedicated to the Turco-Mongol warlord Amir Timur (Tamerlane)</text:p>
          </table:table-cell>
          <table:table-cell office:value-type="string" calcext:value-type="string">
            <text:p>09:00–18:00</text:p>
          </table:table-cell>
          <table:table-cell office:value-type="string" calcext:value-type="string">
            <text:p>https://maps.app.goo.gl/yVAGQ3ywWwNuNXur8</text:p>
          </table:table-cell>
          <table:table-cell office:value-type="float" office:value="41.3137952283924" calcext:value-type="float">
            <text:p>41.3137952283924</text:p>
          </table:table-cell>
          <table:table-cell office:value-type="float" office:value="69.2789621644182" calcext:value-type="float">
            <text:p>69.2789621644182</text:p>
          </table:table-cell>
        </table:table-row>
        <table:table-row table:style-name="ro1">
          <table:table-cell office:value-type="string" calcext:value-type="string">
            <text:p>Museum of Telecommunication</text:p>
          </table:table-cell>
          <table:table-cell office:value-type="string" calcext:value-type="string">
            <text:p>Unique and the first museum in the history of Uzbekistan which is related to the communication technologies.</text:p>
          </table:table-cell>
          <table:table-cell office:value-type="string" calcext:value-type="string">
            <text:p>09:00–18:00</text:p>
          </table:table-cell>
          <table:table-cell office:value-type="string" calcext:value-type="string">
            <text:p>https://maps.app.goo.gl/jaeYhYzG5gRDUHdF8</text:p>
          </table:table-cell>
          <table:table-cell office:value-type="float" office:value="41.3232293318863" calcext:value-type="float">
            <text:p>41.3232293318863</text:p>
          </table:table-cell>
          <table:table-cell office:value-type="float" office:value="69.2530059779092" calcext:value-type="float">
            <text:p>69.2530059779092</text:p>
          </table:table-cell>
        </table:table-row>
        <table:table-row table:style-name="ro1">
          <table:table-cell office:value-type="string" calcext:value-type="string">
            <text:p>Tashkent Museum of Railway Techniques</text:p>
          </table:table-cell>
          <table:table-cell office:value-type="string" calcext:value-type="string">
            <text:p>The museum sponsors exhibits on the development of railway technologies in Uzbekistan in the second half of the 20th century.</text:p>
          </table:table-cell>
          <table:table-cell office:value-type="string" calcext:value-type="string">
            <text:p>09:00–18:00</text:p>
          </table:table-cell>
          <table:table-cell office:value-type="string" calcext:value-type="string">
            <text:p>https://maps.app.goo.gl/vJxNbdaB3AJKjKUx6</text:p>
          </table:table-cell>
          <table:table-cell office:value-type="float" office:value="69.2894722779092" calcext:value-type="float">
            <text:p>69.2894722779092</text:p>
          </table:table-cell>
          <table:table-cell office:value-type="float" office:value="41.2948155036382" calcext:value-type="float">
            <text:p>41.2948155036382</text:p>
          </table:table-cell>
        </table:table-row>
        <table:table-row table:style-name="ro1">
          <table:table-cell office:value-type="string" calcext:value-type="string">
            <text:p>Pumpkin Museum</text:p>
          </table:table-cell>
          <table:table-cell office:value-type="string" calcext:value-type="string">
            <text:p>The museum is decorated in national style using various types of pumpkins and other types of handicrafts. There are more than 1000 unusual exhibits.</text:p>
          </table:table-cell>
          <table:table-cell office:value-type="string" calcext:value-type="string">
            <text:p>10:00–18:00</text:p>
          </table:table-cell>
          <table:table-cell office:value-type="string" calcext:value-type="string">
            <text:p>https://maps.app.goo.gl/UM1J2TzSgjhbL5YK8</text:p>
          </table:table-cell>
          <table:table-cell office:value-type="float" office:value="41.3490525202576" calcext:value-type="float">
            <text:p>41.3490525202576</text:p>
          </table:table-cell>
          <table:table-cell office:value-type="float" office:value="69.3756735779092" calcext:value-type="float">
            <text:p>69.3756735779092</text:p>
          </table:table-cell>
        </table:table-row>
        <table:table-row table:style-name="ro1">
          <table:table-cell office:value-type="string" calcext:value-type="string">
            <text:p>Art Gallery</text:p>
          </table:table-cell>
          <table:table-cell office:value-type="string" calcext:value-type="string">
            <text:p>Gallery of Fine Arts of Uzbekistan</text:p>
          </table:table-cell>
          <table:table-cell office:value-type="string" calcext:value-type="string">
            <text:p>10:00–17:30</text:p>
          </table:table-cell>
          <table:table-cell office:value-type="string" calcext:value-type="string">
            <text:p>https://maps.app.goo.gl/n4sjtPcaXRQdwX2o7</text:p>
          </table:table-cell>
          <table:table-cell office:value-type="float" office:value="41.3155858488964" calcext:value-type="float">
            <text:p>41.3155858488964</text:p>
          </table:table-cell>
          <table:table-cell office:value-type="float" office:value="69.2716538411444" calcext:value-type="float">
            <text:p>69.2716538411444</text:p>
          </table:table-cell>
        </table:table-row>
        <table:table-row table:style-name="ro1">
          <table:table-cell office:value-type="string" calcext:value-type="string">
            <text:p>Autograph Art Gallery</text:p>
          </table:table-cell>
          <table:table-cell office:value-type="string" calcext:value-type="string">
            <text:p>Small gallery of arts by Uzbek artists. You can by some of pieces of art</text:p>
          </table:table-cell>
          <table:table-cell office:value-type="string" calcext:value-type="string">
            <text:p>09:00–21:00</text:p>
          </table:table-cell>
          <table:table-cell office:value-type="string" calcext:value-type="string">
            <text:p>https://maps.app.goo.gl/6NqCgzhRVz8T4JkF9</text:p>
          </table:table-cell>
          <table:table-cell office:value-type="float" office:value="41.3106892420214" calcext:value-type="float">
            <text:p>41.3106892420214</text:p>
          </table:table-cell>
          <table:table-cell office:value-type="float" office:value="69.2731642644182" calcext:value-type="float">
            <text:p>69.2731642644182</text:p>
          </table:table-cell>
        </table:table-row>
        <table:table-row table:style-name="ro1">
          <table:table-cell office:value-type="string" calcext:value-type="string">
            <text:p>Moyie Mubarek Library Museum</text:p>
          </table:table-cell>
          <table:table-cell office:value-type="string" calcext:value-type="string">
            <text:p>Moyie Mubarek Library Museum contains 30 or 40 rare 14th- to 17th-century books among its collection, including one thumb-sized koran in an amulet case.</text:p>
          </table:table-cell>
          <table:table-cell office:value-type="string" calcext:value-type="string">
            <text:p>09:00–17:00</text:p>
          </table:table-cell>
          <table:table-cell office:value-type="string" calcext:value-type="string">
            <text:p>https://maps.app.goo.gl/SxiX26c5v27TeNje6</text:p>
          </table:table-cell>
          <table:table-cell office:value-type="float" office:value="41.3370870229412" calcext:value-type="float">
            <text:p>41.3370870229412</text:p>
          </table:table-cell>
          <table:table-cell office:value-type="float" office:value="69.2403008355818" calcext:value-type="float">
            <text:p>69.2403008355818</text:p>
          </table:table-cell>
        </table:table-row>
        <table:table-row table:style-name="ro1">
          <table:table-cell office:value-type="string" calcext:value-type="string">
            <text:p>Yunus Rajabi House Museum</text:p>
          </table:table-cell>
          <table:table-cell office:value-type="string" calcext:value-type="string">
            <text:p>Yunus Rajabiy (1896-1976). The son of the Uzbek people, the outstanding composer and musician, the outstanding treasurer of our great and unique musical heritage</text:p>
          </table:table-cell>
          <table:table-cell office:value-type="string" calcext:value-type="string">
            <text:p>Unknown</text:p>
          </table:table-cell>
          <table:table-cell office:value-type="string" calcext:value-type="string">
            <text:p>https://maps.app.goo.gl/LDECV8PWrnuZPtYdA</text:p>
          </table:table-cell>
          <table:table-cell office:value-type="float" office:value="41.3052826887278" calcext:value-type="float">
            <text:p>41.3052826887278</text:p>
          </table:table-cell>
          <table:table-cell office:value-type="float" office:value="69.2607090067455" calcext:value-type="float">
            <text:p>69.2607090067455</text:p>
          </table:table-cell>
        </table:table-row>
        <table:table-row table:style-name="ro1">
          <table:table-cell office:value-type="string" calcext:value-type="string">
            <text:p>Tashkent Planetarium</text:p>
          </table:table-cell>
          <table:table-cell office:value-type="string" calcext:value-type="string">
            <text:p>Tashkent Planetarium provides visitors with the opportunity to look at outer space, even in the morning, and enlarge their knowledge about the cosmos and the whole universe.</text:p>
          </table:table-cell>
          <table:table-cell office:value-type="string" calcext:value-type="string">
            <text:p>09:00–17:00</text:p>
          </table:table-cell>
          <table:table-cell office:value-type="string" calcext:value-type="string">
            <text:p>https://maps.app.goo.gl/WaVGqMCdwCuN4Vpz5</text:p>
          </table:table-cell>
          <table:table-cell office:value-type="float" office:value="41.3266946827465" calcext:value-type="float">
            <text:p>41.3266946827465</text:p>
          </table:table-cell>
          <table:table-cell office:value-type="float" office:value="69.2419994895461" calcext:value-type="float">
            <text:p>69.2419994895461</text:p>
          </table:table-cell>
        </table:table-row>
        <table:table-row table:style-name="ro1">
          <table:table-cell office:value-type="string" calcext:value-type="string">
            <text:p>UzExpoCentre</text:p>
          </table:table-cell>
          <table:table-cell office:value-type="string" calcext:value-type="string">
            <text:p>Over 30 years, more than 1500 exhibition events have been held in the pavilions of JSC NEC "Uzexpocentre". 1200 international specialized exhibitions and more than 300 national expositions</text:p>
          </table:table-cell>
          <table:table-cell office:value-type="string" calcext:value-type="string">
            <text:p>08:00–18:00</text:p>
          </table:table-cell>
          <table:table-cell office:value-type="string" calcext:value-type="string">
            <text:p>https://maps.app.goo.gl/pnCfuf3WdjBXQNme8</text:p>
          </table:table-cell>
          <table:table-cell office:value-type="float" office:value="41.3388140676871" calcext:value-type="float">
            <text:p>41.3388140676871</text:p>
          </table:table-cell>
          <table:table-cell office:value-type="float" office:value="69.2796769956679" calcext:value-type="float">
            <text:p>69.2796769956679</text:p>
          </table:table-cell>
        </table:table-row>
        <table:table-row table:style-name="ro1">
          <table:table-cell office:value-type="string" calcext:value-type="string">
            <text:p>Museum of the Memory of Japaneese Internees</text:p>
          </table:table-cell>
          <table:table-cell office:value-type="string" calcext:value-type="string">
            <text:p>The museum was created on the basis of many years of studying historical archival documents, memories and coversations with witnesses of Japanies life.</text:p>
          </table:table-cell>
          <table:table-cell office:value-type="string" calcext:value-type="string">
            <text:p>Unknown</text:p>
          </table:table-cell>
          <table:table-cell office:value-type="string" calcext:value-type="string">
            <text:p>https://maps.app.goo.gl/NfAKeWKamUiu8HSR9</text:p>
          </table:table-cell>
          <table:table-cell office:value-type="float" office:value="41.2673641203912" calcext:value-type="float">
            <text:p>41.2673641203912</text:p>
          </table:table-cell>
          <table:table-cell office:value-type="float" office:value="69.2291379490729" calcext:value-type="float">
            <text:p>69.2291379490729</text:p>
          </table:table-cell>
        </table:table-row>
        <table:table-row table:style-name="ro1">
          <table:table-cell office:value-type="string" calcext:value-type="string">
            <text:p>Tashkent Polytechnical Museum</text:p>
          </table:table-cell>
          <table:table-cell office:value-type="string" calcext:value-type="string">
            <text:p>The museum provides information about cars made from 1800 to 1900, focusing on the history of automobile technology and production in Uzbekistan and around the world</text:p>
          </table:table-cell>
          <table:table-cell office:value-type="string" calcext:value-type="string">
            <text:p>09:00–18:00</text:p>
          </table:table-cell>
          <table:table-cell office:value-type="string" calcext:value-type="string">
            <text:p>https://maps.app.goo.gl/7NiCrENBCt539vF16</text:p>
          </table:table-cell>
          <table:table-cell office:value-type="float" office:value="41.3076282629385" calcext:value-type="float">
            <text:p>41.3076282629385</text:p>
          </table:table-cell>
          <table:table-cell office:value-type="float" office:value="69.2785519797634" calcext:value-type="float">
            <text:p>69.2785519797634</text:p>
          </table:table-cell>
        </table:table-row>
        <table:table-row table:style-name="ro1">
          <table:table-cell office:value-type="string" calcext:value-type="string">
            <text:p>Defence Museum</text:p>
          </table:table-cell>
          <table:table-cell office:value-type="string" calcext:value-type="string">
            <text:p>The museum has over 10,000 pieces of Uzbek military memorabilia, dating back from Great Patriotic War era equipment to military artifacts from the Timurid dynasty. The total area is 3,000 square meters</text:p>
          </table:table-cell>
          <table:table-cell office:value-type="string" calcext:value-type="string">
            <text:p>10:00–17:00</text:p>
          </table:table-cell>
          <table:table-cell office:value-type="string" calcext:value-type="string">
            <text:p>https://maps.app.goo.gl/4kE3JdDL5Kx1sN3k8</text:p>
          </table:table-cell>
          <table:table-cell office:value-type="float" office:value="41.3314814562982" calcext:value-type="float">
            <text:p>41.3314814562982</text:p>
          </table:table-cell>
          <table:table-cell office:value-type="float" office:value="69.3335339607098" calcext:value-type="float">
            <text:p>69.3335339607098</text:p>
          </table:table-cell>
        </table:table-row>
        <table:table-row table:style-name="ro1">
          <table:table-cell office:value-type="string" calcext:value-type="string">
            <text:p>Zero Line Gallery</text:p>
          </table:table-cell>
          <table:table-cell office:value-type="string" calcext:value-type="string">
            <text:p>Unique exhibition platform on the art map of Tashkent</text:p>
          </table:table-cell>
          <table:table-cell office:value-type="string" calcext:value-type="string">
            <text:p>12:00–19:00</text:p>
          </table:table-cell>
          <table:table-cell office:value-type="string" calcext:value-type="string">
            <text:p>https://maps.app.goo.gl/MWRFFYjZBsg3boQe8</text:p>
          </table:table-cell>
          <table:table-cell office:value-type="float" office:value="41.3167227952268" calcext:value-type="float">
            <text:p>41.3167227952268</text:p>
          </table:table-cell>
          <table:table-cell office:value-type="float" office:value="69.2911649509271" calcext:value-type="float">
            <text:p>69.2911649509271</text:p>
          </table:table-cell>
        </table:table-row>
        <table:table-row table:style-name="ro1">
          <table:table-cell office:value-type="string" calcext:value-type="string">
            <text:p>Ural Tansykbayev Historic House Museum</text:p>
          </table:table-cell>
          <table:table-cell office:value-type="string" calcext:value-type="string">
            <text:p>Historic house museum dedicated to the Uzbek artist, Ural Tansykbayev located in Mirzo Ulugbek district in Tashkent, Uzbekistan. It also houses some of his paintings</text:p>
          </table:table-cell>
          <table:table-cell office:value-type="string" calcext:value-type="string">
            <text:p>10:00–18:00</text:p>
          </table:table-cell>
          <table:table-cell office:value-type="string" calcext:value-type="string">
            <text:p>https://maps.app.goo.gl/2xScbgjShhhR4jv97</text:p>
          </table:table-cell>
          <table:table-cell office:value-type="float" office:value="41.334818829709" calcext:value-type="float">
            <text:p>41.334818829709</text:p>
          </table:table-cell>
          <table:table-cell office:value-type="float" office:value="69.3310767490729" calcext:value-type="float">
            <text:p>69.3310767490729</text:p>
          </table:table-cell>
        </table:table-row>
        <table:table-row table:style-name="ro1">
          <table:table-cell office:value-type="string" calcext:value-type="string">
            <text:p>Art-Centre Sogdiana</text:p>
          </table:table-cell>
          <table:table-cell office:value-type="string" calcext:value-type="string">
            <text:p>The Art-centre represents Uzbek arts and crafts</text:p>
          </table:table-cell>
          <table:table-cell office:value-type="string" calcext:value-type="string">
            <text:p>Unknown</text:p>
          </table:table-cell>
          <table:table-cell office:value-type="string" calcext:value-type="string">
            <text:p>https://maps.app.goo.gl/bUX4VJTP3X8GS9Ky6</text:p>
          </table:table-cell>
          <table:table-cell office:value-type="float" office:value="41.2958458393428" calcext:value-type="float">
            <text:p>41.2958458393428</text:p>
          </table:table-cell>
          <table:table-cell office:value-type="float" office:value="69.3315116509271" calcext:value-type="float">
            <text:p>69.3315116509271</text:p>
          </table:table-cell>
        </table:table-row>
        <table:table-row table:style-name="ro1">
          <table:table-cell office:value-type="string" calcext:value-type="string">
            <text:p>Ikuo Hirayama International Caravanserai</text:p>
          </table:table-cell>
          <table:table-cell office:value-type="string" calcext:value-type="string">
            <text:p>The International Caravanserai of Culture in Tashkent is a unique object that is both a museum, and scientific and cultural center</text:p>
          </table:table-cell>
          <table:table-cell office:value-type="string" calcext:value-type="string">
            <text:p>09:00–20:00</text:p>
          </table:table-cell>
          <table:table-cell office:value-type="string" calcext:value-type="string">
            <text:p>https://maps.app.goo.gl/TacB1zuAezN9H8XJ6</text:p>
          </table:table-cell>
          <table:table-cell office:value-type="float" office:value="41.2994274671052" calcext:value-type="float">
            <text:p>41.2994274671052</text:p>
          </table:table-cell>
          <table:table-cell office:value-type="float" office:value="69.2607779067455" calcext:value-type="float">
            <text:p>69.260777906745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ru" fo:country="RU"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5T21:38:37.085361820</meta:creation-date>
    <meta:generator>LibreOffice/7.3.7.2$Linux_X86_64 LibreOffice_project/30$Build-2</meta:generator>
    <dc:date>2023-05-12T11:05:52.747263622</dc:date>
    <meta:editing-duration>PT38M58S</meta:editing-duration>
    <meta:editing-cycles>15</meta:editing-cycles>
    <meta:document-statistic meta:table-count="1" meta:cell-count="126" meta:object-count="0"/>
  </office:meta>
</office:document-meta>
</file>